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MT" svg:font-family="ArialMT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2.771cm"/>
    </style:style>
    <style:style style:name="Table1.E" style:family="table-column">
      <style:table-column-properties style:column-width="2.77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255cm" fo:margin-top="0cm" fo:margin-bottom="0cm" table:align="center"/>
    </style:style>
    <style:style style:name="Table2.A" style:family="table-column">
      <style:table-column-properties style:column-width="0.633cm"/>
    </style:style>
    <style:style style:name="Table2.B" style:family="table-column">
      <style:table-column-properties style:column-width="0.635cm"/>
    </style:style>
    <style:style style:name="Table2.M" style:family="table-column">
      <style:table-column-properties style:column-width="0.63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3" style:family="table">
      <style:table-properties style:width="13.335cm" fo:margin-top="0cm" fo:margin-bottom="0cm" table:align="center"/>
    </style:style>
    <style:style style:name="Table3.A" style:family="table-column">
      <style:table-column-properties style:column-width="0.633cm"/>
    </style:style>
    <style:style style:name="Table3.B" style:family="table-column">
      <style:table-column-properties style:column-width="0.635cm"/>
    </style:style>
    <style:style style:name="Table3.H" style:family="table-column">
      <style:table-column-properties style:column-width="1.296cm"/>
    </style:style>
    <style:style style:name="Table3.J" style:family="table-column">
      <style:table-column-properties style:column-width="1.245cm"/>
    </style:style>
    <style:style style:name="Table3.K" style:family="table-column">
      <style:table-column-properties style:column-width="1.244cm"/>
    </style:style>
    <style:style style:name="Table3.Q" style:family="table-column">
      <style:table-column-properties style:column-width="0.63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5.309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" fo:padding="0.176cm" fo:border="1pt solid #000001"/>
    </style:style>
    <style:style style:name="Table6" style:family="table">
      <style:table-properties style:width="15.926cm" fo:margin-left="-0.206cm" fo:margin-top="0cm" fo:margin-bottom="0cm" table:align="left"/>
    </style:style>
    <style:style style:name="Table6.A" style:family="table-column">
      <style:table-column-properties style:column-width="5.308cm"/>
    </style:style>
    <style:style style:name="Table6.B" style:family="table-column">
      <style:table-column-properties style:column-width="5.309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" fo:padding="0.176cm" fo:border="1pt solid #000001"/>
    </style:style>
    <style:style style:name="Table6.3" style:family="table-row">
      <style:table-row-properties style:min-row-height="0.741cm" fo:keep-together="always"/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5.309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" fo:padding="0.176cm" fo:border="1pt solid #000001"/>
    </style:style>
    <style:style style:name="P1" style:family="paragraph" style:parent-style-name="Table_20_Contents">
      <style:text-properties fo:language="sr" fo:country="BA" officeooo:rsid="001e9381" officeooo:paragraph-rsid="001e9381"/>
    </style:style>
    <style:style style:name="P2" style:family="paragraph" style:parent-style-name="Table_20_Contents">
      <style:text-properties fo:language="sr" fo:country="BA" officeooo:rsid="001eba8c" officeooo:paragraph-rsid="001eba8c"/>
    </style:style>
    <style:style style:name="P3" style:family="paragraph" style:parent-style-name="Table_20_Contents">
      <style:paragraph-properties fo:text-align="center" style:justify-single-word="false"/>
      <style:text-properties fo:language="sr" fo:country="BA" officeooo:rsid="001eba8c" officeooo:paragraph-rsid="001eba8c"/>
    </style:style>
    <style:style style:name="P4" style:family="paragraph" style:parent-style-name="Table_20_Contents">
      <style:text-properties fo:language="en" fo:country="US" officeooo:rsid="001eba8c" officeooo:paragraph-rsid="001eba8c"/>
    </style:style>
    <style:style style:name="P5" style:family="paragraph" style:parent-style-name="Heading_20_1">
      <style:text-properties fo:language="sr" fo:country="BA" officeooo:rsid="001e9381" officeooo:paragraph-rsid="001e9381"/>
    </style:style>
    <style:style style:name="P6" style:family="paragraph" style:parent-style-name="Heading_20_1">
      <style:text-properties officeooo:paragraph-rsid="001e9381"/>
    </style:style>
    <style:style style:name="P7" style:family="paragraph" style:parent-style-name="Heading_20_1">
      <style:text-properties officeooo:paragraph-rsid="001f37cc"/>
    </style:style>
    <style:style style:name="P8" style:family="paragraph" style:parent-style-name="Standard">
      <style:text-properties officeooo:rsid="001eba8c" officeooo:paragraph-rsid="001eba8c"/>
    </style:style>
    <style:style style:name="P9" style:family="paragraph" style:parent-style-name="Standard">
      <style:paragraph-properties fo:text-align="center" style:justify-single-word="false"/>
      <style:text-properties officeooo:rsid="001eba8c" officeooo:paragraph-rsid="001f37cc"/>
    </style:style>
    <style:style style:name="P10" style:family="paragraph" style:parent-style-name="Standard">
      <style:paragraph-properties fo:text-align="start" style:justify-single-word="false"/>
      <style:text-properties officeooo:rsid="001eba8c" officeooo:paragraph-rsid="001f37cc"/>
    </style:style>
    <style:style style:name="P11" style:family="paragraph" style:parent-style-name="Standard">
      <style:text-properties officeooo:paragraph-rsid="001eba8c"/>
    </style:style>
    <style:style style:name="P12" style:family="paragraph" style:parent-style-name="Standard">
      <style:paragraph-properties fo:text-align="center" style:justify-single-word="false"/>
      <style:text-properties fo:language="sr" fo:country="BA" fo:font-style="italic" officeooo:rsid="001e9381" officeooo:paragraph-rsid="001e9381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officeooo:rsid="001f37cc" officeooo:paragraph-rsid="001f37cc"/>
    </style:style>
    <style:style style:name="P14" style:family="paragraph" style:parent-style-name="Standard">
      <style:text-properties officeooo:paragraph-rsid="001f37cc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f37cc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f37cc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urier New" officeooo:paragraph-rsid="001f37cc" style:font-name-asian="Courier New1" style:font-name-complex="Courier New1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urier New" fo:language="sr" fo:country="BA" fo:font-weight="bold" officeooo:rsid="001ff573" officeooo:paragraph-rsid="001ff573" style:font-name-asian="Courier New1" style:font-weight-asian="bold" style:font-name-complex="Courier New1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Courier New" fo:font-weight="bold" officeooo:paragraph-rsid="001f37cc" style:font-name-asian="Courier New1" style:font-weight-asian="bold" style:font-name-complex="Courier New1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Courier New" officeooo:paragraph-rsid="001f37cc" style:font-name-asian="Courier New1" style:font-name-complex="Courier New1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Courier New" fo:language="sr" fo:country="BA" fo:font-weight="bold" officeooo:rsid="001ff573" officeooo:paragraph-rsid="001ff573" style:font-name-asian="Courier New1" style:font-weight-asian="bold" style:font-name-complex="Courier New1"/>
    </style:style>
    <style:style style:name="P22" style:family="paragraph" style:parent-style-name="Standard">
      <style:paragraph-properties fo:margin-top="0cm" fo:margin-bottom="0cm" loext:contextual-spacing="false" fo:padding="0cm" fo:border="none"/>
      <style:text-properties officeooo:paragraph-rsid="001f37cc"/>
    </style:style>
    <style:style style:name="P23" style:family="paragraph" style:parent-style-name="Text_20_body">
      <style:text-properties officeooo:rsid="001f37cc" officeooo:paragraph-rsid="001f37cc"/>
    </style:style>
    <style:style style:name="P24" style:family="paragraph" style:parent-style-name="Text_20_body">
      <style:text-properties officeooo:paragraph-rsid="001f37cc"/>
    </style:style>
    <style:style style:name="P25" style:family="paragraph" style:parent-style-name="Heading_20_2">
      <style:text-properties officeooo:paragraph-rsid="001f37cc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1e9381"/>
    </style:style>
    <style:style style:name="T3" style:family="text">
      <style:text-properties fo:language="sr" fo:country="BA" officeooo:rsid="001f37cc"/>
    </style:style>
    <style:style style:name="T4" style:family="text">
      <style:text-properties officeooo:rsid="001eba8c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Задатак</text:h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1">Земља</text:p>
          </table:table-cell>
          <table:table-cell table:style-name="Table1.B1" table:number-columns-spanned="4" office:value-type="string">
            <text:p text:style-name="P2">Хрватска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Ниво такмичења</text:p>
          </table:table-cell>
          <table:table-cell table:style-name="Table1.B2" table:number-columns-spanned="4" office:value-type="string">
            <text:p text:style-name="P2">Жупанијски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Година</text:p>
          </table:table-cell>
          <table:table-cell table:style-name="Table1.B2" table:number-columns-spanned="4" office:value-type="string">
            <text:p text:style-name="P2">2009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Група</text:p>
          </table:table-cell>
          <table:table-cell table:style-name="Table1.B2" table:number-columns-spanned="4" office:value-type="string">
            <text:p text:style-name="P2">1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Редни број задатка / од задатака</text:p>
          </table:table-cell>
          <table:table-cell table:style-name="Table1.B2" table:number-columns-spanned="4" office:value-type="string">
            <text:p text:style-name="P2">1/4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Име задатка</text:p>
          </table:table-cell>
          <table:table-cell table:style-name="Table1.B2" table:number-columns-spanned="4" office:value-type="string">
            <text:p text:style-name="P2">НОП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Распоред бодова</text:p>
          </table:table-cell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3">45</text:p>
          </table:table-cell>
          <table:table-cell table:style-name="Table1.A2" office:value-type="string">
            <text:p text:style-name="P3">55</text:p>
          </table:table-cell>
          <table:table-cell table:style-name="Table1.B2" office:value-type="string">
            <text:p text:style-name="P3">65</text:p>
          </table:table-cell>
        </table:table-row>
        <table:table-row>
          <table:table-cell table:style-name="Table1.A2" office:value-type="string">
            <text:p text:style-name="P1">Укупно бодова</text:p>
          </table:table-cell>
          <table:table-cell table:style-name="Table1.B2" table:number-columns-spanned="4" office:value-type="string">
            <text:p text:style-name="P3">200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/>
          </table:table-cell>
          <table:table-cell table:style-name="Table1.B2" table:number-columns-spanned="4" office:value-type="string">
            <text:p text:style-name="P12">Додатне инструкције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Изворни код</text:p>
          </table:table-cell>
          <table:table-cell table:style-name="Table1.B2" table:number-columns-spanned="4" office:value-type="string">
            <text:p text:style-name="P4">nop.cpp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Улазни подаци</text:p>
          </table:table-cell>
          <table:table-cell table:style-name="Table1.B2" table:number-columns-spanned="4" office:value-type="string">
            <text:p text:style-name="P2">Стандардни улаз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Излазни подаци</text:p>
          </table:table-cell>
          <table:table-cell table:style-name="Table1.B2" table:number-columns-spanned="4" office:value-type="string">
            <text:p text:style-name="P2">Стандардни излаз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Временско ограничење</text:p>
          </table:table-cell>
          <table:table-cell table:style-name="Table1.B2" table:number-columns-spanned="4" office:value-type="string">
            <text:p text:style-name="P2">1 секунда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Меморијско ограничење</text:p>
          </table:table-cell>
          <table:table-cell table:style-name="Table1.B2" table:number-columns-spanned="4" office:value-type="string">
            <text:p text:style-name="P2">32 <text:span text:style-name="T5">MB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P8">Мирко је набавио нови микропроцесор. На његову велику жалост, сазнао је да многи</text:p>
      <text:p text:style-name="P8">програми које је написао за свој стари процесор на новом процесору не раде.</text:p>
      <text:p text:style-name="P8"/>
      <text:p text:style-name="P8">Тражећи дубоко у техничким документацијама обају процесора, нашао је објашњење.</text:p>
      <text:p text:style-name="P8">Наиме, како би остварио боље перформансе, нови процесор уводи одређена</text:p>
      <text:p text:style-name="P8">ограничења на машински код програма, којих није било код старог модела.</text:p>
      <text:p text:style-name="P8"/>
      <text:p text:style-name="P8">Машински код процесора састоји се од наредби које се извршавају једна за другом.</text:p>
      <text:p text:style-name="P8">Свака наредба заузима један бајт у меморији, а може узимати и неки број параметара,</text:p>
      <text:p text:style-name="P8">сваки од којих заузима још по један бајт. У машинском код евентуални параметри</text:p>
      <text:p text:style-name="P8">долазе одмах иза наредби.</text:p>
      <text:p text:style-name="P8"/>
      <text:p text:style-name="P8">У текстуалном облику, наредбе у машинском коду симбоички су означене великим</text:p>
      <text:p text:style-name="P8">словима, а параметри малим, као у сљедећем примјеру:</text:p>
      <text:p text:style-name="P8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b</text:p>
          </table:table-cell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b</text:p>
          </table:table-cell>
          <table:table-cell table:style-name="Table2.A1" office:value-type="string">
            <text:p text:style-name="P15">B</text:p>
          </table:table-cell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D</text:p>
          </table:table-cell>
          <table:table-cell table:style-name="Table2.A1" office:value-type="string">
            <text:p text:style-name="P15">e</text:p>
          </table:table-cell>
          <table:table-cell table:style-name="Table2.A1" office:value-type="string">
            <text:p text:style-name="P15">f</text:p>
          </table:table-cell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h</text:p>
          </table:table-cell>
        </table:table-row>
      </table:table>
      <text:p text:style-name="P14"/>
      <text:p text:style-name="P11"><text:span text:style-name="T4">Овај програм се састоји од четири наредбе; прва узима три параметра, друга два,</text:span></text:p>
      <text:p text:style-name="P8">трећа ниједан, а четврта четири. Програм заузима 13 бајтова у меморији.</text:p>
      <text:p text:style-name="P8"/>
      <text:p text:style-name="P8">Нови процесор дохвата меморију у групама од по четири бајта па се свака наредба</text:p>
      <text:p text:style-name="P8">мора налазити на меморијској локацији дјељивој са четири (први бајт у меморији је</text:p>
      <text:p text:style-name="P8">означен са 0). Како би се то постигло, у стари програм могу се убацити такозване NOP</text:p>
      <text:p text:style-name="P8">(no operation) наредбе, које не раде ништа и нису ограничене на меморијске локације</text:p>
      <text:p text:style-name="P8">дјељиве са четири. Горњи програм, прилагођен за нови процесор, може изгледати</text:p>
      <text:p text:style-name="P8">овако:</text:p>
      <text:p text:style-name="P9"/>
      <table:table table:name="Table3" table:style-name="Table3">
        <table:table-column table:style-name="Table3.A"/>
        <table:table-column table:style-name="Table3.B" table:number-columns-repeated="5"/>
        <table:table-column table:style-name="Table3.A"/>
        <table:table-column table:style-name="Table3.H"/>
        <table:table-column table:style-name="Table3.B"/>
        <table:table-column table:style-name="Table3.J"/>
        <table:table-column table:style-name="Table3.K"/>
        <table:table-column table:style-name="Table3.H"/>
        <table:table-column table:style-name="Table3.B"/>
        <table:table-column table:style-name="Table3.A"/>
        <table:table-column table:style-name="Table3.B" table:number-columns-repeated="2"/>
        <table:table-column table:style-name="Table3.Q"/>
        <text:soft-page-break/>
        <table:table-row table:style-name="Table3.1">
          <table:table-cell table:style-name="Table3.A1" office:value-type="string">
            <text:p text:style-name="P16">A</text:p>
          </table:table-cell>
          <table:table-cell table:style-name="Table3.A1" office:value-type="string">
            <text:p text:style-name="P16">b</text:p>
          </table:table-cell>
          <table:table-cell table:style-name="Table3.A1" office:value-type="string">
            <text:p text:style-name="P16">c</text:p>
          </table:table-cell>
          <table:table-cell table:style-name="Table3.A1" office:value-type="string">
            <text:p text:style-name="P16">b</text:p>
          </table:table-cell>
          <table:table-cell table:style-name="Table3.A1" office:value-type="string">
            <text:p text:style-name="P16">B</text:p>
          </table:table-cell>
          <table:table-cell table:style-name="Table3.A1" office:value-type="string">
            <text:p text:style-name="P16">c</text:p>
          </table:table-cell>
          <table:table-cell table:style-name="Table3.A1" office:value-type="string">
            <text:p text:style-name="P16">c</text:p>
          </table:table-cell>
          <table:table-cell table:style-name="Table3.A1" office:value-type="string">
            <text:p text:style-name="P16">NOP</text:p>
          </table:table-cell>
          <table:table-cell table:style-name="Table3.A1" office:value-type="string">
            <text:p text:style-name="P16">C</text:p>
          </table:table-cell>
          <table:table-cell table:style-name="Table3.A1" office:value-type="string">
            <text:p text:style-name="P16">NOP</text:p>
          </table:table-cell>
          <table:table-cell table:style-name="Table3.A1" office:value-type="string">
            <text:p text:style-name="P16">NOP</text:p>
          </table:table-cell>
          <table:table-cell table:style-name="Table3.A1" office:value-type="string">
            <text:p text:style-name="P16">NOP</text:p>
          </table:table-cell>
          <table:table-cell table:style-name="Table3.A1" office:value-type="string">
            <text:p text:style-name="P16">D</text:p>
          </table:table-cell>
          <table:table-cell table:style-name="Table3.A1" office:value-type="string">
            <text:p text:style-name="P16">e</text:p>
          </table:table-cell>
          <table:table-cell table:style-name="Table3.A1" office:value-type="string">
            <text:p text:style-name="P16">f</text:p>
          </table:table-cell>
          <table:table-cell table:style-name="Table3.A1" office:value-type="string">
            <text:p text:style-name="P16">g</text:p>
          </table:table-cell>
          <table:table-cell table:style-name="Table3.A1" office:value-type="string">
            <text:p text:style-name="P16">h</text:p>
          </table:table-cell>
        </table:table-row>
      </table:table>
      <text:p text:style-name="P10"/>
      <text:p text:style-name="P13">Наредбе A, B, C i D сад се налазе на меморијским локацијама 0, 4, 8 и 12, што</text:p>
      <text:p text:style-name="P13">задовољава захтјев процесора.</text:p>
      <text:p text:style-name="P13"/>
      <text:p text:style-name="P13">Напишите програм који одређује најмањи број NOP наредби који је потребно</text:p>
      <text:p text:style-name="P13">уметнути у машински код како би он радио на новом процесору, те исписује тај број.</text:p>
      <text:h text:style-name="P5" text:outline-level="1">Улазни подаци</text:h>
      <text:p text:style-name="P23">У првом реду улаза налази се машински код програма за стари процесор. Програм ће се састојати од највише 200 малих и великих слова енглеске абецеде.</text:p>
      <text:p text:style-name="P23">Програм ће увијек започињати наредбом, тј. прво слово у машинском коду ће бити велико. Уколико се нека наредба појави на више мјеста у машинском коду, увијек ће је слиједити исти број параметара.</text:p>
      <text:h text:style-name="P6" text:outline-level="1"><text:span text:style-name="T2">Излазни подаци</text:span></text:h>
      <text:p text:style-name="P23"><text:span text:style-name="T2">Потребно је исписати најмањи број NOP наредби које је потребно убацити у машински код како би се могао извршити на Мирковом новом процесору.</text:span></text:p>
      <text:h text:style-name="P7" text:outline-level="1"><text:span text:style-name="T2">Тестови</text:span></text:h>
      <text:p text:style-name="Heading_20_2"><text:span text:style-name="T2">О</text:span><text:span text:style-name="T1">сновни тестови</text:span></text:p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18">улаз</text:p>
            <text:p text:style-name="P17"/>
            <text:p text:style-name="P17">Abcd</text:p>
            <text:p text:style-name="P17"/>
            <text:p text:style-name="P18">излаз</text:p>
            <text:p text:style-name="P17"/>
            <text:p text:style-name="P17">0</text:p>
          </table:table-cell>
          <table:table-cell table:style-name="Table4.A1" office:value-type="string">
            <text:p text:style-name="P18">улаз</text:p>
            <text:p text:style-name="P17"/>
            <text:p text:style-name="P17">EaEbFabG</text:p>
            <text:p text:style-name="P17"/>
            <text:p text:style-name="P18">излаз</text:p>
            <text:p text:style-name="P17"/>
            <text:p text:style-name="P17">5</text:p>
          </table:table-cell>
          <table:table-cell table:style-name="Table4.A1" office:value-type="string">
            <text:p text:style-name="P18">улаз</text:p>
            <text:p text:style-name="P17"/>
            <text:p text:style-name="P17">AbcbBccCDefgh</text:p>
            <text:p text:style-name="P17"/>
            <text:p text:style-name="P18">излаз</text:p>
            <text:p text:style-name="P17"/>
            <text:p text:style-name="P17">4</text:p>
          </table:table-cell>
        </table:table-row>
      </table:table>
      <text:p text:style-name="P25"><text:span text:style-name="T3">Додатни</text:span><text:span text:style-name="T1"> тестови</text:span></text:p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21">улаз</text:p>
            <text:p text:style-name="P20"/>
            <text:p text:style-name="P20">Fzzgglu</text:p>
            <text:p text:style-name="P20"/>
            <text:p text:style-name="P21">излаз</text:p>
            <text:p text:style-name="P20"/>
            <text:p text:style-name="P20">0</text:p>
            <text:p text:style-name="P20"/>
            <text:p text:style-name="P20">Fzzgglu</text:p>
          </table:table-cell>
          <table:table-cell table:style-name="Table6.A1" office:value-type="string">
            <text:p text:style-name="P21">улаз</text:p>
            <text:p text:style-name="P20"/>
            <text:p text:style-name="P20">DDDDDDDDD</text:p>
            <text:p text:style-name="P20"/>
            <text:p text:style-name="P21">излаз</text:p>
            <text:p text:style-name="P20"/>
            <text:p text:style-name="P20">24</text:p>
            <text:p text:style-name="P20"/>
            <text:p text:style-name="P20">DXXXDXXXDXXXDXXXDXXXDXXXDXXXDXXXD</text:p>
          </table:table-cell>
          <table:table-cell table:style-name="Table6.A1" office:value-type="string">
            <text:p text:style-name="P21">улаз</text:p>
            <text:p text:style-name="P20"/>
            <text:p text:style-name="P20">VOrVVTnt</text:p>
            <text:p text:style-name="P20"/>
            <text:p text:style-name="P21">излаз</text:p>
            <text:p text:style-name="P20"/>
            <text:p text:style-name="P20">11</text:p>
            <text:p text:style-name="P20"/>
            <text:p text:style-name="P20">VXXXOrXXVXXXVXXXTnt</text:p>
          </table:table-cell>
        </table:table-row>
        <text:soft-page-break/>
        <table:table-row table:style-name="Table6.1">
          <table:table-cell table:style-name="Table6.A1" office:value-type="string">
            <text:p text:style-name="P21">улаз</text:p>
            <text:p text:style-name="P20"/>
            <text:p text:style-name="P20">EvnjJtznwkohVFnb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9"/>
            <text:p text:style-name="P21">излаз</text:p>
            <text:p text:style-name="P20"/>
            <text:p text:style-name="P20">3</text:p>
            <text:p text:style-name="P20"/>
            <text:p text:style-name="P20">EvnjJtznwkohVXXXFnb</text:p>
            <text:p text:style-name="P20"/>
          </table:table-cell>
          <table:table-cell table:style-name="Table6.A1" office:value-type="string">
            <text:p text:style-name="P21">улаз</text:p>
            <text:p text:style-name="P20"/>
            <text:p text:style-name="P20">InTPjgftlhitqovolQsuuYbychjnzotzcijditqzduddtxibcsqmwodkipfmomWmausnlpypkekshbac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1">излаз</text:p>
            <text:p text:style-name="P20"/>
            <text:p text:style-name="P20">10</text:p>
            <text:p text:style-name="P20"/>
            <text:p text:style-name="P20">InXXTXXXPjgftlhitqovolXXQsuuYbychjnzotzcijditqzduddtibcsqmwodkipfmomXXXWmausnlpypkekshbac</text:p>
            <text:p text:style-name="P20"/>
          </table:table-cell>
          <table:table-cell table:style-name="Table6.A1" office:value-type="string">
            <text:p text:style-name="P21">улаз</text:p>
            <text:p text:style-name="P20"/>
            <text:p text:style-name="P20">GteozajIIOlrOnmUqbvqHnxpbidjUdqqlIHlnyoipgOqfIIEbjjplWmIEistnlNmubEtvdtkOqiWxIOboWfEwjahzYuyrivgfomWuWrWpWmFhlerhcwpcxmzhHdfoawweNuuoNtyeHxjojrogUduwdNwdqOpwINiemWlWlMhhlffsoellWi</text:p>
            <text:p text:style-name="P20"/>
            <text:p text:style-name="P21">излаз</text:p>
            <text:p text:style-name="P19"/>
            <text:p text:style-name="P20">71</text:p>
            <text:p text:style-name="P20"/>
            <text:p text:style-name="P20">GteozajXIXXXIXXXOlrXOnmXUqbvqXXXHnpbidjUdqqlXXXIXXXHlnyoipgOqfXIXXXIXXXEbjjplXXWmXXIXXXEistnlXXNmubEtvdtkXXOqiXWXXIXXXOboXWfXXEwjahzXXYuyrivgfomXXWuXXWrXXWpXXWmXXFhlerhcwpcmzhXXHdfoawweNuuoNtyeHjo</text:p>
          </table:table-cell>
        </table:table-row>
        <table:table-row table:style-name="Table6.3">
          <table:table-cell table:style-name="Table6.A1" table:number-columns-spanned="3" office:value-type="string">
            <text:p text:style-name="P21">улаз</text:p>
            <text:p text:style-name="P20"/>
            <text:p text:style-name="P20">AAAAZzAAAZkAAAYdogoAAZqZbZuAZkZkAAAAZsAHyoxswAALogbvfuthscwAYjzgwAAZeAZmZcAZvZaAAAAZhAZfAYiqgrOcbsZkAABfgBhaAZxABtkAYkgufBtcAAAAAAZkYssfzZrAAHmcjjvABowAYizlhBndAHkxcghAAAABweZwBztAZqBlnAZfBqaBygZnZbA</text:p>
            <text:p text:style-name="P19"/>
            <text:p text:style-name="P21">излаз</text:p>
            <text:p text:style-name="P20"/>
            <text:p text:style-name="P20">242</text:p>
            <text:p text:style-name="P20"/>
            <text:p text:style-name="P20">AXXXAXXXAXXXAXXXZzXXAXXXAXXXAXXXZkXXAXXXAXXXAXXXYdogoXXXAXXXAXXXZqXXZbXXZuXXAXXXZkXXZkXXAXXXAXXXAXXXAXXXZsXXAXXXHyoswXXAXXXAXXXLogbvfuthscwAXXXYjzgwXXXAXXXAXXXZeXXAXXXZmXXZcXXAXXXZvXXZaXXAXXXAXXXAXXX</text:p>
          </table:table-cell>
          <table:covered-table-cell/>
          <table:covered-table-cell/>
        </table:table-row>
      </table:table>
      <text:h text:style-name="P7" text:outline-level="1"><text:span text:style-name="T2">В</text:span><text:span text:style-name="T3">аријације на тему</text:span></text:h>
      <text:p text:style-name="P22">Уз то што напишете програм који одређује најмањи број NOP наредби који је потребно уметнути у машински код, напишите и нови машински код. Користите енглеско слово “Х” за означавање мјеста NOP наредбе у новом стрингу. Ако је то потребно, можете користити и мало енглеско слово “х” за неку другу потребу у програму. Другим ријечима “Х” и “х” неће никада бити дио улазног машинског кода.</text:p>
      <text:p text:style-name="P22"><text:soft-page-break/>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21">улаз</text:p>
            <text:p text:style-name="P20"/>
            <text:p text:style-name="P20">Abcd</text:p>
            <text:p text:style-name="P20"/>
            <text:p text:style-name="P21">излаз</text:p>
            <text:p text:style-name="P20"/>
            <text:p text:style-name="P20">0</text:p>
            <text:p text:style-name="P20"/>
            <text:p text:style-name="P20">Abcd</text:p>
          </table:table-cell>
          <table:table-cell table:style-name="Table5.A1" office:value-type="string">
            <text:p text:style-name="P21">улаз</text:p>
            <text:p text:style-name="P20"/>
            <text:p text:style-name="P20">EaEbFabG</text:p>
            <text:p text:style-name="P20"/>
            <text:p text:style-name="P21">излаз</text:p>
            <text:p text:style-name="P20"/>
            <text:p text:style-name="P20">5</text:p>
            <text:p text:style-name="P20"/>
            <text:p text:style-name="P20">EaXXebXXFabXG</text:p>
          </table:table-cell>
          <table:table-cell table:style-name="Table5.A1" office:value-type="string">
            <text:p text:style-name="P21">улаз</text:p>
            <text:p text:style-name="P20"/>
            <text:p text:style-name="P20">AbcbBccCDefgh</text:p>
            <text:p text:style-name="P20"/>
            <text:p text:style-name="P21">излаз</text:p>
            <text:p text:style-name="P20"/>
            <text:p text:style-name="P20">4</text:p>
            <text:p text:style-name="P20"/>
            <text:p text:style-name="P20">AbcbBccXCXXXDefgh</text:p>
          </table:table-cell>
        </table:table-row>
      </table:table>
      <text:p text:style-name="P2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MT" svg:font-family="ArialMT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44S</meta:editing-duration>
    <meta:editing-cycles>6</meta:editing-cycles>
    <meta:generator>LibreOffice/5.3.4.2$Windows_X86_64 LibreOffice_project/f82d347ccc0be322489bf7da61d7e4ad13fe2ff3</meta:generator>
    <dc:date>2017-09-10T18:49:05.825000000</dc:date>
    <meta:document-statistic meta:table-count="6" meta:image-count="0" meta:object-count="0" meta:page-count="4" meta:paragraph-count="156" meta:word-count="557" meta:character-count="4156" meta:non-whitespace-character-count="3755"/>
    <meta:user-defined meta:name="Info 1"/>
    <meta:user-defined meta:name="Info 2"/>
    <meta:user-defined meta:name="Info 3"/>
    <meta:user-defined meta:name="Info 4"/>
  </office:meta>
</office:document-meta>
</file>